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2">
      <style:text-properties officeooo:rsid="002271ae" officeooo:paragraph-rsid="002271ae"/>
    </style:style>
    <style:style style:name="P6" style:family="paragraph" style:parent-style-name="Heading_20_2">
      <style:text-properties officeooo:rsid="0025404d" officeooo:paragraph-rsid="0025404d"/>
    </style:style>
    <style:style style:name="P7" style:family="paragraph" style:parent-style-name="Heading_20_1">
      <style:text-properties officeooo:rsid="000af041" officeooo:paragraph-rsid="000af041"/>
    </style:style>
    <style:style style:name="P8" style:family="paragraph" style:parent-style-name="Heading_20_1">
      <style:text-properties officeooo:rsid="000b41bc" officeooo:paragraph-rsid="000b41bc"/>
    </style:style>
    <style:style style:name="P9" style:family="paragraph" style:parent-style-name="Heading_20_1">
      <style:text-properties officeooo:rsid="000d1182" officeooo:paragraph-rsid="000d1182"/>
    </style:style>
    <style:style style:name="P10" style:family="paragraph" style:parent-style-name="Text_20_body" style:list-style-name="L3">
      <style:text-properties officeooo:rsid="000af041" officeooo:paragraph-rsid="000af041"/>
    </style:style>
    <style:style style:name="P11" style:family="paragraph" style:parent-style-name="Text_20_body" style:list-style-name="L4">
      <style:text-properties officeooo:rsid="000b41bc" officeooo:paragraph-rsid="000b41bc"/>
    </style:style>
    <style:style style:name="P12" style:family="paragraph" style:parent-style-name="Text_20_body" style:list-style-name="L5">
      <style:text-properties officeooo:rsid="000d1182" officeooo:paragraph-rsid="000d1182"/>
    </style:style>
    <style:style style:name="P13" style:family="paragraph" style:parent-style-name="Text_20_body" style:list-style-name="L6">
      <style:text-properties officeooo:rsid="000d1182" officeooo:paragraph-rsid="002271ae"/>
    </style:style>
    <style:style style:name="P14" style:family="paragraph" style:parent-style-name="Text_20_body" style:list-style-name="L7">
      <style:text-properties officeooo:rsid="000d1182" officeooo:paragraph-rsid="0023ef96"/>
    </style:style>
    <style:style style:name="P15" style:family="paragraph" style:parent-style-name="Text_20_body" style:list-style-name="L8">
      <style:text-properties officeooo:rsid="000d1182" officeooo:paragraph-rsid="002a5f47"/>
    </style:style>
    <style:style style:name="P16" style:family="paragraph" style:parent-style-name="Text_20_body" style:list-style-name="L10">
      <style:text-properties officeooo:rsid="000d1182" officeooo:paragraph-rsid="002bd374"/>
    </style:style>
    <style:style style:name="P17" style:family="paragraph" style:parent-style-name="Text_20_body" style:list-style-name="L6">
      <style:text-properties officeooo:rsid="000fb6be" officeooo:paragraph-rsid="002271ae"/>
    </style:style>
    <style:style style:name="P18" style:family="paragraph" style:parent-style-name="Text_20_body" style:list-style-name="L8">
      <style:text-properties officeooo:rsid="00137b62" officeooo:paragraph-rsid="0025404d"/>
    </style:style>
    <style:style style:name="P19" style:family="paragraph" style:parent-style-name="Text_20_body">
      <style:text-properties officeooo:rsid="00137b62" officeooo:paragraph-rsid="0025404d"/>
    </style:style>
    <style:style style:name="P20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21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22" style:family="paragraph" style:parent-style-name="Text_20_body" style:list-style-name="L5">
      <style:text-properties fo:font-style="italic" officeooo:rsid="001a6edb" officeooo:paragraph-rsid="001a6edb" style:font-style-asian="italic" style:font-style-complex="italic"/>
    </style:style>
    <style:style style:name="P23" style:family="paragraph" style:parent-style-name="Text_20_body" style:list-style-name="L5">
      <style:text-properties fo:font-style="italic" officeooo:rsid="000dbe14" officeooo:paragraph-rsid="000dbe14" style:font-style-asian="italic" style:font-style-complex="italic"/>
    </style:style>
    <style:style style:name="P24" style:family="paragraph" style:parent-style-name="Text_20_body">
      <style:text-properties officeooo:rsid="001b941d" officeooo:paragraph-rsid="001b941d"/>
    </style:style>
    <style:style style:name="P25" style:family="paragraph" style:parent-style-name="Text_20_body" style:list-style-name="L6">
      <style:text-properties officeooo:rsid="001b941d" officeooo:paragraph-rsid="002271ae"/>
    </style:style>
    <style:style style:name="P26" style:family="paragraph" style:parent-style-name="Text_20_body" style:list-style-name="L8">
      <style:text-properties officeooo:rsid="001d76e2" officeooo:paragraph-rsid="0025404d"/>
    </style:style>
    <style:style style:name="P27" style:family="paragraph" style:parent-style-name="Text_20_body" style:list-style-name="L4">
      <style:text-properties officeooo:rsid="001df72c" officeooo:paragraph-rsid="001df72c"/>
    </style:style>
    <style:style style:name="P28" style:family="paragraph" style:parent-style-name="Text_20_body">
      <style:text-properties officeooo:rsid="00222573" officeooo:paragraph-rsid="00222573"/>
    </style:style>
    <style:style style:name="P29" style:family="paragraph" style:parent-style-name="Text_20_body">
      <style:text-properties officeooo:rsid="00269812" officeooo:paragraph-rsid="00269812"/>
    </style:style>
    <style:style style:name="P30" style:family="paragraph" style:parent-style-name="Text_20_body" style:list-style-name="L9">
      <style:text-properties officeooo:rsid="00269812" officeooo:paragraph-rsid="00269812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7" text:outline-level="1">Part Types</text:h>
      <text:list xml:id="list8271481498810557947" text:style-name="L3">
        <text:list-item>
          <text:p text:style-name="P10">Armor: Basic armor. 2000 HP</text:p>
        </text:list-item>
        <text:list-item>
          <text:p text:style-name="P10">Armor II: 5000 HP</text:p>
        </text:list-item>
        <text:list-item>
          <text:p text:style-name="P10">Bolt Cannon: Fires bolts. Costs 1000 energy per shot, each hit does 1000 damage.</text:p>
        </text:list-item>
        <text:list-item>
          <text:p text:style-name="P10">Plasma Cannon: Fires slow moving bolts. Costs 3000 energy per shot, each hit does 3000 damage.</text:p>
        </text:list-item>
        <text:list-item>
          <text:p text:style-name="P10">Bolt Turret: Fires small bolts. Costs 700 energy per shot, and each hit does 400 damage. Can fire in any direction where it has a clear shot.</text:p>
        </text:list-item>
        <text:list-item>
          <text:p text:style-name="P10">Engine: Pushes the ship forward.</text:p>
        </text:list-item>
        <text:list-item>
          <text:p text:style-name="P10">Thruster: Like the engine, but can fire in any direction.</text:p>
        </text:list-item>
        <text:list-item>
          <text:p text:style-name="P10">Shield generator: Creates a bubble of shield around the ship.</text:p>
        </text:list-item>
        <text:list-item>
          <text:p text:style-name="P10">Fusion Reactor: Provides 2000 energy per second.</text:p>
        </text:list-item>
        <text:list-item>
          <text:p text:style-name="P10">Antimatter Reactor: Provides 8000 energy per second. Explodes on death.</text:p>
        </text:list-item>
      </text:list>
      <text:h text:style-name="P8" text:outline-level="1">Possible Game Names</text:h>
      <text:list xml:id="list7383739313097634703" text:style-name="L4">
        <text:list-item>
          <text:p text:style-name="P11">Frankenship</text:p>
        </text:list-item>
        <text:list-item>
          <text:p text:style-name="P11">Constructobot</text:p>
        </text:list-item>
        <text:list-item>
          <text:p text:style-name="P27">Salvagotron</text:p>
        </text:list-item>
      </text:list>
      <text:h text:style-name="P9" text:outline-level="1"><text:soft-page-break/>Tasks</text:h>
      <text:list xml:id="list4927669273179213236" text:style-name="L5">
        <text:list-item>
          <text:p text:style-name="P20">Command centers</text:p>
        </text:list-item>
        <text:list-item>
          <text:p text:style-name="P20">Continuity checking</text:p>
        </text:list-item>
        <text:list-item>
          <text:p text:style-name="P20">Attachment</text:p>
        </text:list-item>
        <text:list-item>
          <text:p text:style-name="P20">Power</text:p>
        </text:list-item>
        <text:list-item>
          <text:p text:style-name="P21">Max Speed</text:p>
        </text:list-item>
        <text:list-item>
          <text:p text:style-name="P20">AI</text:p>
        </text:list-item>
        <text:list-item>
          <text:p text:style-name="P22">Zooming</text:p>
        </text:list-item>
        <text:list-item>
          <text:p text:style-name="P20">Enemy spawning</text:p>
        </text:list-item>
        <text:list-item>
          <text:p text:style-name="P20">Win/loss conditions, screens</text:p>
        </text:list-item>
        <text:list-item>
          <text:p text:style-name="P12"/>
        </text:list-item>
        <text:list-item>
          <text:p text:style-name="P23">Final graphics</text:p>
        </text:list-item>
      </text:list>
      <text:h text:style-name="P5" text:outline-level="2">SUNDAY</text:h>
      <text:list xml:id="list6783747079100599706" text:style-name="L10">
        <text:list-item>
          <text:p text:style-name="P16">Asteroids</text:p>
        </text:list-item>
      </text:list>
      <text:list xml:id="list1216986027779299588" text:style-name="L7">
        <text:list-item>
          <text:p text:style-name="P14">Title screen, levels of difficulty <text:span text:style-name="T1">(Trivial, Easy, Medium, Hard, Expert, Impossible)</text:span></text:p>
        </text:list-item>
      </text:list>
      <text:list xml:id="list2648284501991317306" text:style-name="L6">
        <text:list-item>
          <text:p text:style-name="P13">Advanced components (P-Cannon, Turret, Engine, Shield)</text:p>
        </text:list-item>
        <text:list-item>
          <text:p text:style-name="P17">Sound</text:p>
        </text:list-item>
        <text:list-item>
          <text:p text:style-name="P25">Balance testing</text:p>
        </text:list-item>
      </text:list>
      <text:h text:style-name="P6" text:outline-level="2">Non-essential</text:h>
      <text:list xml:id="list7989445300931132482" text:style-name="L8">
        <text:list-item>
          <text:p text:style-name="P26">Some kind of bounds?</text:p>
        </text:list-item>
        <text:list-item>
          <text:p text:style-name="P18">High score system</text:p>
        </text:list-item>
        <text:list-item>
          <text:p text:style-name="P15">Antimatter Reactor</text:p>
        </text:list-item>
      </text:list>
      <text:p text:style-name="P19"/>
      <text:p text:style-name="P29">Known bugs</text:p>
      <text:list xml:id="list6664636726774843768" text:style-name="L9">
        <text:list-item>
          <text:p text:style-name="P30">Shots sometimes clip through things</text:p>
        </text:list-item>
        <text:list-item>
          <text:p text:style-name="P30">rotation. GARBAGE</text:p>
        </text:list-item>
      </text:list>
      <text:p text:style-name="P24"><text:soft-page-break/></text:p>
      <text:p text:style-name="P28">EXPOSURE BIAS: Desktop -12, Mobil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3T04:40:16.905000000</dc:date>
    <meta:editing-duration>PT15H7M23S</meta:editing-duration>
    <meta:editing-cycles>31</meta:editing-cycles>
    <meta:generator>LibreOffice/4.4.5.2$Windows_x86 LibreOffice_project/a22f674fd25a3b6f45bdebf25400ed2adff0ff99</meta:generator>
    <meta:document-statistic meta:table-count="0" meta:image-count="0" meta:object-count="0" meta:page-count="3" meta:paragraph-count="53" meta:word-count="331" meta:character-count="1789" meta:non-whitespace-character-count="1553"/>
  </office:meta>
</office:document-meta>
</file>